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8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Courier New" fo:font-size="11pt" style:font-size-asian="11pt" style:font-size-complex="11pt"/>
    </style:style>
    <style:style style:name="ce5" style:family="table-cell" style:parent-style-name="Default" style:data-style-name="N37">
      <style:text-properties style:font-name="Courier New" fo:font-size="11pt" style:font-size-asian="11pt" style:font-size-complex="11pt"/>
    </style:style>
    <style:style style:name="ce6" style:family="table-cell" style:parent-style-name="Default">
      <style:table-cell-properties fo:border="0.51pt solid #000000"/>
      <style:text-properties style:font-name="Courier New" fo:font-size="11pt" style:font-size-asian="11pt" style:font-size-complex="11pt"/>
    </style:style>
    <style:style style:name="ce7" style:family="table-cell" style:parent-style-name="Default">
      <style:table-cell-properties fo:border="0.51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Futura Lt BT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ko" style:country-asian="KR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Futura Lt BT" fo:language="de" fo:country="CH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Futura Lt BT" fo:font-size="13pt" fo:language="de" fo:country="CH" style:font-name-asian="Futura Lt BT" style:font-size-asian="14pt" style:language-asian="ko" style:country-asian="KR" style:font-name-complex="Futura Lt BT"/>
    </style:style>
    <style:style style:name="T2" style:family="text">
      <style:text-properties style:use-window-font-color="true" style:font-name="Futura Lt BT" fo:font-size="14pt" fo:language="de" fo:country="CH" style:font-name-asian="Arial" style:font-size-asian="12pt" style:language-asian="ko" style:country-asian="KR" style:font-name-complex="Times New Roman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3" table:number-columns-repeated="1016" table:default-cell-style-name="ce4"/>
        <table:table-column table:style-name="co3" table:number-columns-repeated="3" table:default-cell-style-name="Default"/>
        <table:table-row table:style-name="ro2">
          <table:table-cell table:style-name="ce1" office:value-type="string">
            <text:p>Übersicht Nüüs vu Mullis Frühling 2012</text:p>
          </table:table-cell>
          <table:table-cell table:number-columns-repeated="1023"/>
        </table:table-row>
        <table:table-row table:style-name="ro2">
          <table:table-cell table:style-name="ce2"/>
          <table:table-cell/>
          <table:table-cell office:value-type="string">
            <text:p>Seite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Bäckerei Amman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19">
            <text:p>19</text:p>
          </table:table-cell>
          <table:table-cell table:style-name="ce9"/>
          <table:table-cell table:style-name="ce6"/>
          <table:table-cell table:style-name="Default" office:value-type="float" office:value="140">
            <text:p>140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Blumen Atelier Mollis</text:p>
          </table:table-cell>
          <table:table-cell table:style-name="Default"/>
          <table:table-cell table:style-name="ce6"/>
          <table:table-cell table:style-name="ce9"/>
          <table:table-cell table:style-name="ce6"/>
          <table:table-cell table:style-name="Default" office:value-type="string">
            <text:p>Im Moment möchte ich kein Inserat schalten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Buchli Fireshop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12">
            <text:p>12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Carrara Haushaltgeräte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2">
            <text:p>22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Coiffure Femina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???</text:p>
          </table:table-cell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Coiffure Giovanna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0">
            <text:p>20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Coiffure Moustache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4">
            <text:p>14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Coiffure Wuschl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6">
            <text:p>16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Drogerie Brunn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4">
            <text:p>4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Elektro ESG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4">
            <text:p>4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Elektro Schindl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6">
            <text:p>6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Fahrschule Wenger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12">
            <text:p>12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Funk Bau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6">
            <text:p>6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Garage Frischknecht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4">
            <text:p>24</text:p>
          </table:table-cell>
          <table:table-cell table:style-name="ce9"/>
          <table:table-cell table:style-name="ce6"/>
          <table:table-cell table:style-name="Default" office:value-type="string">
            <text:p>Keine Änderung bei uns.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Gartenbau Begling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9">
            <text:p>29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Gartenbau Grünenfeld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4">
            <text:p>24</text:p>
          </table:table-cell>
          <table:table-cell table:style-name="Default"/>
          <table:table-cell table:number-columns-repeated="2" table:style-name="ce9" office:value-type="string">
            <text:p>Alter Text Mit Weihnacht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Glarner Kantonalbank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32">
            <text:p>32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heka Bauleitung AG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0">
            <text:p>10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Kubli Maler GmbH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???</text:p>
          </table:table-cell>
          <table:table-cell table:style-name="ce6"/>
          <table:table-cell table:style-name="Default" office:value-type="string">
            <text:p>Das "sagg starchi" Malergschäft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Loner Ofenbau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0">
            <text:p>20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Restaurant Bären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8">
            <text:p>8</text:p>
          </table:table-cell>
          <table:table-cell table:style-name="ce9"/>
          <table:table-cell table:style-name="ce6"/>
          <table:table-cell table:style-name="ce10" office:value-type="string">
            <text:p>mir sind zwar kei Sagerie, aber es <text:s text:c="28"/>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Salandi Teppich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22">
            <text:p>22</text:p>
          </table:table-cell>
          <table:table-cell table:style-name="ce9"/>
          <table:table-cell table:style-name="ce6"/>
          <table:table-cell table:style-name="ce11" office:value-type="string">
            <text:p><text:span text:style-name="T1"><text:s text:c="26"/></text:span><text:span text:style-name="T2">feins Tötzli gits trotzdem!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Default" office:value-type="string">
            <text:p>Schreinerei Leuzing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0">
            <text:p>10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Spenglerei Lütschg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19">
            <text:p>19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Spenglerei Müller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6">
            <text:p>16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Stucki Bau</text:p>
          </table:table-cell>
          <table:table-cell table:style-name="Default" office:value-type="float" office:value="0.25">
            <text:p>0.25</text:p>
          </table:table-cell>
          <table:table-cell table:style-name="ce6" office:value-type="float" office:value="22">
            <text:p>22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Treier Massage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27">
            <text:p>27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Weber Bau</text:p>
          </table:table-cell>
          <table:table-cell table:style-name="Default" office:value-type="float" office:value="0.5">
            <text:p>0.5</text:p>
          </table:table-cell>
          <table:table-cell table:style-name="ce6" office:value-type="float" office:value="14">
            <text:p>14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Default" office:value-type="string">
            <text:p>Weiss Ofenbau</text:p>
          </table:table-cell>
          <table:table-cell table:style-name="Default" office:value-type="float" office:value="0.5">
            <text:p>0.5</text:p>
          </table:table-cell>
          <table:table-cell table:style-name="ce7" office:value-type="float" office:value="29">
            <text:p>29</text:p>
          </table:table-cell>
          <table:table-cell table:style-name="ce9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" office:value-type="string">
            <text:p>Total Inserateseiten</text:p>
          </table:table-cell>
          <table:table-cell table:style-name="ce3" table:formula="of:=SUM([.B3:.B31])" office:value-type="float" office:value="13">
            <text:p>13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office:value-type="string">
            <text:p>Titelblatt</text:p>
          </table:table-cell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Editorial/Impressum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Gemeindehaus</text:p>
          </table:table-cell>
          <table:table-cell office:value-type="float" office:value="2">
            <text:p>2</text:p>
          </table:table-cell>
          <table:table-cell table:style-name="ce8" office:value-type="string">
            <text:p>3,5</text:p>
          </table:table-cell>
          <table:table-cell table:number-columns-repeated="1021"/>
        </table:table-row>
        <table:table-row table:style-name="ro2">
          <table:table-cell office:value-type="string">
            <text:p>Dorfführungen 2012 in Mollis</text:p>
          </table:table-cell>
          <table:table-cell office:value-type="float" office:value="1">
            <text:p>1</text:p>
          </table:table-cell>
          <table:table-cell table:style-name="ce8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chlussrapport der Stützpunktfeuerwehr Kompanie Näfels-Mollis</text:p>
          </table:table-cell>
          <table:table-cell office:value-type="float" office:value="1.75">
            <text:p>1.75</text:p>
          </table:table-cell>
          <table:table-cell table:style-name="ce8" office:value-type="string">
            <text:p>13,15</text:p>
          </table:table-cell>
          <table:table-cell table:number-columns-repeated="1021"/>
        </table:table-row>
        <table:table-row table:style-name="ro2">
          <table:table-cell office:value-type="string">
            <text:p>Tennisclub Mollis ab 2012 mit professioneller Tennisschule</text:p>
          </table:table-cell>
          <table:table-cell office:value-type="float" office:value="1.25">
            <text:p>1.2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office:value-type="string">
            <text:p>Tennisschule</text:p>
          </table:table-cell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office:value-type="string">
            <text:p>20 Jahre Sportwoche Schilt 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für eine menschlichere Erde</text:p>
          </table:table-cell>
          <table:table-cell office:value-type="float" office:value="1.5">
            <text:p>1.5</text:p>
          </table:table-cell>
          <table:table-cell table:style-name="ce8" office:value-type="string">
            <text:p>7,9</text:p>
          </table:table-cell>
          <table:table-cell table:number-columns-repeated="1021"/>
        </table:table-row>
        <table:table-row table:style-name="ro2">
          <table:table-cell office:value-type="string">
            <text:p>Dr schnellst Mulliser</text:p>
          </table:table-cell>
          <table:table-cell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office:value-type="string">
            <text:p>Kindermaskenball 2012</text:p>
          </table:table-cell>
          <table:table-cell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office:value-type="string">
            <text:p>Stadtlauf</text:p>
          </table:table-cell>
          <table:table-cell office:value-type="float" office:value="1">
            <text:p>1</text:p>
          </table:table-cell>
          <table:table-cell table:style-name="ce8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office:value-type="string">
            <text:p>Veranstaltungskalender</text:p>
          </table:table-cell>
          <table:table-cell office:value-type="float" office:value="1.5">
            <text:p>1.5</text:p>
          </table:table-cell>
          <table:table-cell table:style-name="ce8" office:value-type="string">
            <text:p>30,31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Anna Göldi, eine Zürcherin</text:p>
          </table:table-cell>
          <table:table-cell table:style-name="Default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Bibliothek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otal</text:p>
          </table:table-cell>
          <table:table-cell table:style-name="ce3" table:formula="of:=SUM([.B32:.B48])" office:value-type="float" office:value="29.5">
            <text:p>29.5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2" table:number-rows-repeated="65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G4:Tabelle1.I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13</meta:generator>
    <meta:creation-date>2008-09-06T18:08:24</meta:creation-date>
    <dc:date>2012-03-12T15:15:11</dc:date>
    <meta:print-date>2012-03-04T20:09:06</meta:print-date>
    <meta:editing-cycles>257</meta:editing-cycles>
    <meta:editing-duration>P6DT13H9M53S</meta:editing-duration>
    <dc:creator>Niklaus Giger</dc:creator>
    <meta:printed-by>Niklaus Giger</meta:printed-by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